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left="0cm" fo:margin-right="0.132cm" fo:margin-top="0cm" fo:margin-bottom="0cm" fo:text-indent="0cm" style:auto-text-indent="false" fo:padding="0cm" fo:border="none"/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5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6" style:family="paragraph" style:parent-style-name="Text_20_body" style:list-style-name="L3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7" style:family="paragraph" style:parent-style-name="Text_20_body" style:list-style-name="L4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8" style:family="paragraph" style:parent-style-name="Text_20_body" style:list-style-name="L5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9" style:family="paragraph" style:parent-style-name="Text_20_body" style:list-style-name="L6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0" style:family="paragraph" style:parent-style-name="Text_20_body">
      <style:paragraph-properties fo:margin-left="0cm" fo:margin-right="0cm" fo:margin-top="0.397cm" fo:margin-bottom="0cm" fo:text-indent="0cm" style:auto-text-indent="false" fo:padding-left="0.397cm" fo:padding-right="0.397cm" fo:padding-top="0.185cm" fo:padding-bottom="0.185cm" fo:border="0.002cm solid #000000"/>
      <style:text-properties style:font-name="Arial"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margin-top="0.265cm" fo:margin-bottom="0cm" fo:text-indent="0cm" style:auto-text-indent="false" fo:padding="0cm" fo:border="none"/>
      <style:text-properties style:font-name="Arial" fo:font-size="12pt" style:font-size-asian="12pt" style:font-size-complex="12pt"/>
    </style:style>
    <style:style style:name="P12" style:family="paragraph" style:parent-style-name="Text_20_body" style:list-style-name="L1">
      <style:paragraph-properties fo:margin-left="0.661cm" fo:margin-right="0cm" fo:margin-top="0cm" fo:margin-bottom="0cm" style:line-height-at-least="0.635cm" fo:text-indent="0cm" style:auto-text-indent="false" fo:padding="0cm" fo:border="none"/>
    </style:style>
    <style:style style:name="P13" style:family="paragraph" style:parent-style-name="Text_20_body" style:list-style-name="L2">
      <style:paragraph-properties fo:margin-left="0.661cm" fo:margin-right="0cm" fo:margin-top="0cm" fo:margin-bottom="0cm" style:line-height-at-least="0.635cm" fo:text-indent="0cm" style:auto-text-indent="false" fo:padding="0cm" fo:border="none"/>
    </style:style>
    <style:style style:name="P14" style:family="paragraph" style:parent-style-name="Text_20_body" style:list-style-name="L3">
      <style:paragraph-properties fo:margin-left="0.661cm" fo:margin-right="0cm" fo:margin-top="0cm" fo:margin-bottom="0cm" style:line-height-at-least="0.635cm" fo:text-indent="0cm" style:auto-text-indent="false" fo:padding="0cm" fo:border="none"/>
    </style:style>
    <style:style style:name="P15" style:family="paragraph" style:parent-style-name="Text_20_body" style:list-style-name="L4">
      <style:paragraph-properties fo:margin-left="0.661cm" fo:margin-right="0cm" fo:margin-top="0cm" fo:margin-bottom="0cm" style:line-height-at-least="0.635cm" fo:text-indent="0cm" style:auto-text-indent="false" fo:padding="0cm" fo:border="none"/>
    </style:style>
    <style:style style:name="P16" style:family="paragraph" style:parent-style-name="Text_20_body" style:list-style-name="L5">
      <style:paragraph-properties fo:margin-left="0.661cm" fo:margin-right="0cm" fo:margin-top="0cm" fo:margin-bottom="0cm" style:line-height-at-least="0.635cm" fo:text-indent="0cm" style:auto-text-indent="false" fo:padding="0cm" fo:border="none"/>
    </style:style>
    <style:style style:name="P17" style:family="paragraph" style:parent-style-name="Text_20_body" style:list-style-name="L1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8" style:family="paragraph" style:parent-style-name="Text_20_body" style:list-style-name="L2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9" style:family="paragraph" style:parent-style-name="Text_20_body" style:list-style-name="L3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20" style:family="paragraph" style:parent-style-name="Text_20_body" style:list-style-name="L5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T1" style:family="text">
      <style:text-properties style:font-name="Inter" fo:font-size="10.5pt" fo:letter-spacing="normal" fo:font-weight="normal"/>
    </style:style>
    <style:style style:name="T2" style:family="text">
      <style:text-properties fo:font-size="10.5pt" fo:letter-spacing="normal" fo:font-weight="normal"/>
    </style:style>
    <style:style style:name="T3" style:family="text">
      <style:text-properties style:font-name="Arial" fo:font-size="10.5pt" fo:letter-spacing="normal" fo:font-weight="normal"/>
    </style:style>
    <style:style style:name="T4" style:family="text">
      <style:text-properties style:font-name="Arial" fo:letter-spacing="normal" fo:font-weight="normal"/>
    </style:style>
    <style:style style:name="T5" style:family="text">
      <style:text-properties style:font-name="Arial" fo:font-size="12pt" fo:letter-spacing="normal" fo:font-weight="normal" style:font-size-asian="12pt" style:font-size-complex="1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5">What command would you use to open the Internet Explorer browser through the command line?</text:span></text:span></text:p>
      <text:section text:style-name="Sect1" text:name="4309">
        <text:list xml:id="list8458261170090179491" text:style-name="L1">
          <text:list-item>
            <text:p text:style-name="P4">run explorer</text:p>
          </text:list-item>
          <text:list-item>
            <text:p text:style-name="P4">begin explorer</text:p>
          </text:list-item>
          <text:list-item>
            <text:p text:style-name="P4">start iexplore.exe<text:tab/><text:tab/>r</text:p>
            <text:p text:style-name="P17">Comments:</text:p>
            <text:p text:style-name="P12"><text:span text:style-name="T5">The </text:span><text:span text:style-name="Strong_20_Emphasis"><text:span text:style-name="T5">start</text:span></text:span><text:span text:style-name="T5"> command starts a separate window to run a specified program or command. iexplore.exe is the executable file of Microsoft Internet Explorer.</text:span></text:p>
            <text:p text:style-name="P17">So to open the Internet Explorer browser through the command line run the command:</text:p>
            <text:p text:style-name="P12"><text:span text:style-name="Strong_20_Emphasis"><text:span text:style-name="T5">start iexplore.exe</text:span></text:span></text:p>
          </text:list-item>
          <text:list-item>
            <text:p text:style-name="P4">start explorer</text:p>
          </text:list-item>
          <text:list-item>
            <text:p text:style-name="P4">begin iexplore.exe</text:p>
          </text:list-item>
        </text:list>
        <text:p text:style-name="P10">Score: 0.00</text:p>
      </text:section>
      <text:section text:style-name="Sect1" text:name="4310">
        <text:p text:style-name="P2">2)</text:p>
        <text:p text:style-name="P3"><text:span text:style-name="Strong_20_Emphasis"><text:span text:style-name="T5">What command would you use to kill a process using the command line?</text:span></text:span></text:p>
        <text:list xml:id="list1990734028809525521" text:style-name="L2">
          <text:list-item>
            <text:p text:style-name="P5">end explorer</text:p>
          </text:list-item>
          <text:list-item>
            <text:p text:style-name="P5">exit exitcode iexplore.exe</text:p>
          </text:list-item>
          <text:list-item>
            <text:p text:style-name="P5">taskkill /f /im iexplore.exe<text:tab/><text:tab/>r</text:p>
            <text:p text:style-name="P18">Comments:</text:p>
            <text:p text:style-name="P13"><text:span text:style-name="T5">The </text:span><text:span text:style-name="Strong_20_Emphasis"><text:span text:style-name="T5">taskkill</text:span></text:span><text:span text:style-name="T5"> command is used to kill or stop a running process or application.</text:span></text:p>
            <text:p text:style-name="P18">Specifically, to kill the Internet Explorer browser using the command line, run the command:</text:p>
            <text:p text:style-name="P13"><text:span text:style-name="Strong_20_Emphasis"><text:span text:style-name="T5">taskkill /f /im iexplore.exe</text:span></text:span></text:p>
          </text:list-item>
          <text:list-item>
            <text:p text:style-name="P5">cls /c /ap explorer</text:p>
          </text:list-item>
        </text:list>
        <text:p text:style-name="P10">Score: 0.00</text:p>
      </text:section>
      <text:section text:style-name="Sect1" text:name="4311">
        <text:p text:style-name="P2">3)</text:p>
        <text:p text:style-name="P3"><text:span text:style-name="T5">Start the Internet Explorer browser again.<text:line-break/></text:span><text:span text:style-name="Strong_20_Emphasis"><text:span text:style-name="T5">What command would you use to restart the Internet Explorer browser process in one line?</text:span></text:span></text:p>
        <text:list xml:id="list1249852064020080829" text:style-name="L3">
          <text:list-item>
            <text:p text:style-name="P6">cls /c /ap explorer &amp; start explorer</text:p>
          </text:list-item>
          <text:list-item>
            <text:p text:style-name="P6">exit exitcode iexplore.exe &amp; begin iexplore.exe</text:p>
          </text:list-item>
          <text:list-item>
            <text:p text:style-name="P6">taskkill /f /im iexplore.exe &amp; start iexplore.exe<text:tab/><text:tab/>r</text:p>
            <text:p text:style-name="P19">Comments:</text:p>
            <text:p text:style-name="P14"><text:span text:style-name="T5">The </text:span><text:span text:style-name="Strong_20_Emphasis"><text:span text:style-name="T5">&amp;</text:span></text:span><text:span text:style-name="T5"> (ampersand) syntax is used to execute multiple commands on one line.</text:span></text:p>
            <text:p text:style-name="P19">To restart the Internet Explorer browser process in one line (kill and start again), run the command:</text:p>
            <text:p text:style-name="P14"><text:span text:style-name="Strong_20_Emphasis"><text:span text:style-name="T5">taskkill /f /im iexplore.exe &amp; start iexplore.exe</text:span></text:span></text:p>
          </text:list-item>
          <text:list-item>
            <text:p text:style-name="P6">end explorer &amp; run explorer</text:p>
          </text:list-item>
        </text:list>
        <text:p text:style-name="P10"><text:soft-page-break/>Score: 0.00</text:p>
      </text:section>
      <text:section text:style-name="Sect1" text:name="4312">
        <text:p text:style-name="P2">4)</text:p>
        <text:p text:style-name="P3"><text:span text:style-name="Strong_20_Emphasis"><text:span text:style-name="T5">What command would you use to display the IP and MAC information of the interface?</text:span></text:span></text:p>
        <text:list xml:id="list1357827842719808316" text:style-name="L4">
          <text:list-item>
            <text:p text:style-name="P7">nbtstat -a</text:p>
          </text:list-item>
          <text:list-item>
            <text:p text:style-name="P7">ipconfig /all<text:tab/><text:tab/>r</text:p>
            <text:p text:style-name="P15"><text:span text:style-name="T5">Comments: Look in the results of the</text:span><text:span text:style-name="Strong_20_Emphasis"><text:span text:style-name="T5"> ipconfig</text:span></text:span><text:span text:style-name="T5"> command to locate the default gateway.</text:span></text:p>
          </text:list-item>
          <text:list-item>
            <text:p text:style-name="P7">netstat -a</text:p>
          </text:list-item>
          <text:list-item>
            <text:p text:style-name="P7">ifconfig /all</text:p>
          </text:list-item>
        </text:list>
        <text:p text:style-name="P10">Score: 0.00</text:p>
      </text:section>
      <text:section text:style-name="Sect1" text:name="4313">
        <text:p text:style-name="P2">5)</text:p>
        <text:p text:style-name="P3"><text:span text:style-name="Strong_20_Emphasis"><text:span text:style-name="T5">Which of the following can you find by running the ipconfig /all command?</text:span></text:span><text:span text:style-name="T5"><text:line-break/></text:span><text:span text:style-name="Emphasis"><text:span text:style-name="T5">Select the correct options</text:span></text:span></text:p>
        <text:list xml:id="list5950202142732403095" text:style-name="L5">
          <text:list-item>
            <text:p text:style-name="P8">DNS server<text:tab/><text:tab/><text:tab/>r</text:p>
            <text:p text:style-name="P20">Comments:</text:p>
            <text:p text:style-name="P16"><text:span text:style-name="T5">The</text:span><text:span text:style-name="Strong_20_Emphasis"><text:span text:style-name="T5"> ipconfig /all</text:span></text:span><text:span text:style-name="T5"> command shows all the information about the network adapter</text:span></text:p>
            <text:p text:style-name="P16"><text:span text:style-name="T5">The </text:span><text:span text:style-name="Strong_20_Emphasis"><text:span text:style-name="T5">ipconfig</text:span></text:span><text:span text:style-name="T5"> command provides useful information in network troubleshooting</text:span></text:p>
          </text:list-item>
          <text:list-item>
            <text:p text:style-name="P8">Event logs</text:p>
          </text:list-item>
          <text:list-item>
            <text:p text:style-name="P8">Default gateway</text:p>
          </text:list-item>
          <text:list-item>
            <text:p text:style-name="P8">IPv4 Address</text:p>
          </text:list-item>
          <text:list-item>
            <text:p text:style-name="P8">Open ports</text:p>
          </text:list-item>
        </text:list>
        <text:p text:style-name="P10">Score: 0.00</text:p>
        <text:p text:style-name="P11">Correct answer(s):</text:p>
        <text:list xml:id="list7472783771853883292" text:style-name="L6">
          <text:list-item>
            <text:p text:style-name="P9">DNS server<text:tab/><text:tab/><text:tab/>r</text:p>
          </text:list-item>
          <text:list-item>
            <text:p text:style-name="P9">Event logs</text:p>
          </text:list-item>
          <text:list-item>
            <text:p text:style-name="P9">Default gateway<text:tab/><text:tab/>r</text:p>
          </text:list-item>
          <text:list-item>
            <text:p text:style-name="P9">IPv4 Address<text:tab/><text:tab/>r</text:p>
          </text:list-item>
          <text:list-item>
            <text:p text:style-name="P9">Open ports<text:tab/><text:tab/></text:p>
          </text:list-item>
        </text:list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00H00M35S</meta:editing-duration>
    <meta:editing-cycles>2</meta:editing-cycles>
    <meta:generator>OpenOffice/4.1.14$Win32 OpenOffice.org_project/4114m1$Build-9811</meta:generator>
    <dc:date>2023-11-08T13:40:01.47</dc:date>
    <meta:document-statistic meta:table-count="0" meta:image-count="0" meta:object-count="0" meta:page-count="2" meta:paragraph-count="58" meta:word-count="371" meta:character-count="2046"/>
    <dc:creator>kaos sevdalisi</dc:creator>
    <meta:user-defined meta:name="Info 1"/>
    <meta:user-defined meta:name="Info 2"/>
    <meta:user-defined meta:name="Info 3"/>
    <meta:user-defined meta:name="Info 4"/>
  </office:meta>
</office:document-meta>
</file>